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951in" fo:margin-left="-0.0208in" fo:margin-top="0in" fo:margin-bottom="0in" table:align="left" style:may-break-between-rows="true" style:writing-mode="page" table:border-model="collapsing"/>
    </style:style>
    <style:style style:name="Table1.A" style:family="table-column">
      <style:table-column-properties style:column-width="2.1479in"/>
    </style:style>
    <style:style style:name="Table1.B" style:family="table-column">
      <style:table-column-properties style:column-width="0.3694in"/>
    </style:style>
    <style:style style:name="Table1.C" style:family="table-column">
      <style:table-column-properties style:column-width="0.3889in"/>
    </style:style>
    <style:style style:name="Table1.D" style:family="table-column">
      <style:table-column-properties style:column-width="0.3882in"/>
    </style:style>
    <style:style style:name="Table1.E" style:family="table-column">
      <style:table-column-properties style:column-width="0.3896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1.A6"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1.B6"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text-properties officeooo:rsid="002afb61" officeooo:paragraph-rsid="002afb61"/>
    </style:style>
    <style:style style:name="P2" style:family="paragraph" style:parent-style-name="Text_20_body">
      <style:text-properties officeooo:rsid="002afb61" officeooo:paragraph-rsid="002afb61"/>
    </style:style>
    <style:style style:name="P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2afb61" officeooo:paragraph-rsid="002afb61"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2afb61" officeooo:paragraph-rsid="002afb6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1f6b58" officeooo:paragraph-rsid="001f6b58"/>
    </style:style>
    <style:style style:name="P8" style:family="paragraph" style:parent-style-name="Text_20_body">
      <style:text-properties officeooo:rsid="001f6b58" officeooo:paragraph-rsid="0029e9ce"/>
    </style:style>
    <style:style style:name="P9" style:family="paragraph" style:parent-style-name="Text_20_body">
      <style:text-properties officeooo:rsid="002d2130" officeooo:paragraph-rsid="002d2130"/>
    </style:style>
    <style:style style:name="P10" style:family="paragraph" style:parent-style-name="Text_20_body">
      <style:text-properties fo:font-weight="bold" officeooo:rsid="002d2130" officeooo:paragraph-rsid="002d2130" style:font-weight-asian="bold" style:font-weight-complex="bold"/>
    </style:style>
    <style:style style:name="P11" style:family="paragraph" style:parent-style-name="Text_20_body">
      <style:text-properties officeooo:rsid="002eb57d" officeooo:paragraph-rsid="002eb57d"/>
    </style:style>
    <style:style style:name="P12" style:family="paragraph" style:parent-style-name="Text_20_body">
      <style:text-properties officeooo:rsid="0033f0f1" officeooo:paragraph-rsid="0033f0f1"/>
    </style:style>
    <style:style style:name="P13" style:family="paragraph" style:parent-style-name="Title">
      <style:text-properties officeooo:paragraph-rsid="0029e9ce"/>
    </style:style>
    <style:style style:name="P14" style:family="paragraph" style:parent-style-name="Text_20_body">
      <style:text-properties officeooo:rsid="002825fe" officeooo:paragraph-rsid="0029e9ce"/>
    </style:style>
    <style:style style:name="T1" style:family="text">
      <style:text-properties officeooo:rsid="001f83bb"/>
    </style:style>
    <style:style style:name="T2" style:family="text">
      <style:text-properties officeooo:rsid="002178ab"/>
    </style:style>
    <style:style style:name="T3" style:family="text">
      <style:text-properties officeooo:rsid="002471b3"/>
    </style:style>
    <style:style style:name="T4" style:family="text">
      <style:text-properties officeooo:rsid="002643f1"/>
    </style:style>
    <style:style style:name="T5" style:family="text">
      <style:text-properties officeooo:rsid="002825fe"/>
    </style:style>
    <style:style style:name="T6" style:family="text">
      <style:text-properties officeooo:rsid="0029e9ce"/>
    </style:style>
    <style:style style:name="T7" style:family="text">
      <style:text-properties officeooo:rsid="002d2130"/>
    </style:style>
    <style:style style:name="T8" style:family="text">
      <style:text-properties fo:font-weight="bold" style:font-weight-asian="bold" style:font-weight-complex="bold"/>
    </style:style>
    <style:style style:name="T9" style:family="text">
      <style:text-properties officeooo:rsid="0032be1a"/>
    </style:style>
    <style:style style:name="T10" style:family="text">
      <style:text-properties officeooo:rsid="00359f2c"/>
    </style:style>
    <style:style style:name="T11" style:family="text">
      <style:text-properties officeooo:rsid="0036bb83"/>
    </style:style>
    <style:style style:name="T12" style:family="text">
      <style:text-properties officeooo:rsid="0037e6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ct Work</text:p>
      <text:p text:style-name="P7"><text:span text:style-name="T2">Monetary Policy Rate in simple terms </text:span><text:span text:style-name="T3">is a tool used by the <text:s/>Central Bank (eg. Bank of Ghana) to control the </text:span><text:span text:style-name="T4">flow of money in the economy. When the Bank of Ghana increase the Monetary Policy rate, people borrow less money because it becomes expensive to borrow money </text:span><text:span text:style-name="T6">and people save more</text:span><text:span text:style-name="T4">. If the Monetary Policy Rate reduces, it is </text:span><text:span text:style-name="T5">cheaper to borrow money </text:span><text:span text:style-name="T6">and people save less and spend more money</text:span><text:span text:style-name="T5">.</text:span></text:p>
      <text:p text:style-name="P8">The data <text:span text:style-name="T6">presented in the table </text:span>below is the <text:span text:style-name="T1">monthly </text:span>Monetary Policy Rate of Bank Of Ghana <text:span text:style-name="T1">recorded </text:span>from 2019 to 2022.</text:p>
      <text:p text:style-name="P2">Let’s take a look at the data:</text:p>
      <text:p text:style-name="P2"/>
      <table:table table:name="Table1" table:style-name="Table1" table:template-name="Elegant">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column table:style-name="Table1.C"/>
        <table:table-column table:style-name="Table1.E"/>
        <table:table-column table:style-name="Table1.D"/>
        <table:table-column table:style-name="Table1.C"/>
        <table:table-column table:style-name="Table1.E"/>
        <table:table-column table:style-name="Table1.C"/>
        <table:table-row table:style-name="Table1.1">
          <table:table-cell table:style-name="Table1.A1" office:value-type="string">
            <text:p text:style-name="P3">Month (%)</text:p>
          </table:table-cell>
          <table:table-cell table:style-name="Table1.A1" office:value-type="string">
            <text:p text:style-name="P4">Jan</text:p>
          </table:table-cell>
          <table:table-cell table:style-name="Table1.A1" office:value-type="string">
            <text:p text:style-name="P4">Feb</text:p>
          </table:table-cell>
          <table:table-cell table:style-name="Table1.A1" office:value-type="string">
            <text:p text:style-name="P4">Mar</text:p>
          </table:table-cell>
          <table:table-cell table:style-name="Table1.A1" office:value-type="string">
            <text:p text:style-name="P4">Apr</text:p>
          </table:table-cell>
          <table:table-cell table:style-name="Table1.A1" office:value-type="string">
            <text:p text:style-name="P4">May</text:p>
          </table:table-cell>
          <table:table-cell table:style-name="Table1.A1" office:value-type="string">
            <text:p text:style-name="P4">Jun</text:p>
          </table:table-cell>
          <table:table-cell table:style-name="Table1.A1" office:value-type="string">
            <text:p text:style-name="P4">Jul</text:p>
          </table:table-cell>
          <table:table-cell table:style-name="Table1.A1" office:value-type="string">
            <text:p text:style-name="P4">Aug</text:p>
          </table:table-cell>
          <table:table-cell table:style-name="Table1.A1" office:value-type="string">
            <text:p text:style-name="P4">Sep</text:p>
          </table:table-cell>
          <table:table-cell table:style-name="Table1.A1" office:value-type="string">
            <text:p text:style-name="P4">Oct</text:p>
          </table:table-cell>
          <table:table-cell table:style-name="Table1.A1" office:value-type="string">
            <text:p text:style-name="P4">Nov</text:p>
          </table:table-cell>
          <table:table-cell table:style-name="Table1.A1" office:value-type="string">
            <text:p text:style-name="P4">Dec</text:p>
          </table:table-cell>
        </table:table-row>
        <table:table-row table:style-name="Table1.1">
          <table:table-cell table:style-name="Table1.A2" office:value-type="string">
            <text:p text:style-name="P5">Year</text:p>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cell table:style-name="Table1.B2">
            <text:p text:style-name="P6"/>
          </table:table-cell>
        </table:table-row>
        <table:table-row table:style-name="Table1.1">
          <table:table-cell table:style-name="Table1.A2" office:value-type="string">
            <text:p text:style-name="P6">2022</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7">
            <text:p text:style-name="P6">17</text:p>
          </table:table-cell>
          <table:table-cell table:style-name="Table1.B2" office:value-type="float" office:value="17">
            <text:p text:style-name="P6">17</text:p>
          </table:table-cell>
          <table:table-cell table:style-name="Table1.B2" office:value-type="float" office:value="19">
            <text:p text:style-name="P6">19</text:p>
          </table:table-cell>
          <table:table-cell table:style-name="Table1.B2" office:value-type="float" office:value="19">
            <text:p text:style-name="P6">19</text:p>
          </table:table-cell>
          <table:table-cell table:style-name="Table1.B2" office:value-type="float" office:value="19">
            <text:p text:style-name="P6">19</text:p>
          </table:table-cell>
          <table:table-cell table:style-name="Table1.B2" office:value-type="float" office:value="22">
            <text:p text:style-name="P6">22</text:p>
          </table:table-cell>
          <table:table-cell table:style-name="Table1.B2" office:value-type="float" office:value="22">
            <text:p text:style-name="P6">22</text:p>
          </table:table-cell>
          <table:table-cell table:style-name="Table1.B2" office:value-type="float" office:value="24.5">
            <text:p text:style-name="P6">24.5</text:p>
          </table:table-cell>
          <table:table-cell table:style-name="Table1.B2" office:value-type="float" office:value="27">
            <text:p text:style-name="P6">27</text:p>
          </table:table-cell>
          <table:table-cell table:style-name="Table1.B2" office:value-type="float" office:value="27">
            <text:p text:style-name="P6">27</text:p>
          </table:table-cell>
        </table:table-row>
        <table:table-row table:style-name="Table1.1">
          <table:table-cell table:style-name="Table1.A2" office:value-type="string">
            <text:p text:style-name="P6">2021</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3.5">
            <text:p text:style-name="P6">13.5</text:p>
          </table:table-cell>
          <table:table-cell table:style-name="Table1.B2" office:value-type="float" office:value="13.5">
            <text:p text:style-name="P6">13.5</text:p>
          </table:table-cell>
          <table:table-cell table:style-name="Table1.B2" office:value-type="float" office:value="13.5">
            <text:p text:style-name="P6">13.5</text:p>
          </table:table-cell>
          <table:table-cell table:style-name="Table1.B2" office:value-type="float" office:value="13.5">
            <text:p text:style-name="P6">13.5</text:p>
          </table:table-cell>
          <table:table-cell table:style-name="Table1.B2" office:value-type="float" office:value="13.5">
            <text:p text:style-name="P6">13.5</text:p>
          </table:table-cell>
          <table:table-cell table:style-name="Table1.B2" office:value-type="float" office:value="13.5">
            <text:p text:style-name="P6">13.5</text:p>
          </table:table-cell>
          <table:table-cell table:style-name="Table1.B2" office:value-type="float" office:value="14.5">
            <text:p text:style-name="P6">14.5</text:p>
          </table:table-cell>
          <table:table-cell table:style-name="Table1.B2" office:value-type="float" office:value="14.5">
            <text:p text:style-name="P6">14.5</text:p>
          </table:table-cell>
        </table:table-row>
        <table:table-row table:style-name="Table1.1">
          <table:table-cell table:style-name="Table1.A2" office:value-type="string">
            <text:p text:style-name="P6">2020</text:p>
          </table:table-cell>
          <table:table-cell table:style-name="Table1.B2" office:value-type="float" office:value="16">
            <text:p text:style-name="P6">16</text:p>
          </table:table-cell>
          <table:table-cell table:style-name="Table1.B2" office:value-type="float" office:value="16">
            <text:p text:style-name="P6">16</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cell table:style-name="Table1.B2" office:value-type="float" office:value="14.5">
            <text:p text:style-name="P6">14.5</text:p>
          </table:table-cell>
        </table:table-row>
        <table:table-row table:style-name="Table1.1">
          <table:table-cell table:style-name="Table1.A6" office:value-type="string">
            <text:p text:style-name="P6">2019</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cell table:style-name="Table1.B6" office:value-type="float" office:value="16">
            <text:p text:style-name="P6">16</text:p>
          </table:table-cell>
        </table:table-row>
      </table:table>
      <text:p text:style-name="Standard"/>
      <text:p text:style-name="P1"/>
      <text:p text:style-name="P2">1. The Monetary Policy Rate (MPR) of Ghana being 14.5% for January 2023 means that the Bank of Ghana has set the interest rate at which it lends money to commercial banks and other financial institutions at 14.5%. This rate serves as a benchmark for other interest rates in the economy.</text:p>
      <text:p text:style-name="P2">When the MPR is higher, borrowing money from the central bank becomes more expensive, and this tends to reduce borrowing and spending in the economy. On the other hand, if the MPR is lower, borrowing becomes cheaper, which can encourage borrowing and spending.</text:p>
      <text:p text:style-name="P2">So, with an MPR of <text:span text:style-name="T7">17% in March 2022 as compared to 14.5% in January 2022</text:span>, it indicates that borrowing money from the central bank in Ghana is relatively expensive, which might lead to lower borrowing and spending levels in the economy.</text:p>
      <text:p text:style-name="P2"/>
      <text:p text:style-name="P10">Problem</text:p>
      <text:p text:style-name="P9">1. Find the average Monetary Policy Rate (MPR) for the <text:span text:style-name="T11">[start year]</text:span> to <text:span text:style-name="T11">[end year]</text:span></text:p>
      <text:p text:style-name="P9">(Hint: To calculate the average monthly percentage rate (MPR) for a specific year, we need to use the following formula: AVG. MPR = (SUM of MPRs from Jan to Dec) / 12. This means that we add up all the monthly percentage rates for that year and then divide the total by 12. For example, if we want to find the average MPR for 2019, we would add the MPRs from January 2019 to December 2019 and then divide the sum by 12. This would give us the average MPR for 2019.)</text:p>
      <text:p text:style-name="P11">2. Compare the yearly AVG. MPR for the four years.</text:p>
      <text:p text:style-name="P11"><text:soft-page-break/></text:p>
      <text:p text:style-name="P11">3. <text:span text:style-name="T8">Ratio of Increase in MPR:</text:span></text:p>
      <text:p text:style-name="P11">Calculate the ratio of increase in the Monetary Policy Rate (MPR) from <text:span text:style-name="T12">[Start Year]</text:span> to <text:span text:style-name="T12">[End Year]</text:span>. To do this, find the difference between the MPR in January <text:span text:style-name="T12">[Start Year]</text:span> and the MPR in January <text:span text:style-name="T12">[End Year], </text:span><text:s/>and then compare it to the increase in the MPR over the same period. Express your answer as a simplified ratio.</text:p>
      <text:p text:style-name="P11"/>
      <text:p text:style-name="P11">4. <text:span text:style-name="T9">Assuming the MPR increases at the same rate, find the MPR for each month in </text:span><text:span text:style-name="T12">[End Year] + 1 (eg. 2023 + 1 = 2024)</text:span><text:span text:style-name="T9">.</text:span></text:p>
      <text:p text:style-name="P12">5. Present your answer <text:span text:style-name="T10">in Question 4 </text:span>using a diagram.</text:p>
      <text:p text:style-name="P1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2:39:20.675841761</meta:creation-date>
    <meta:editing-cycles>5</meta:editing-cycles>
    <meta:editing-duration>PT6M3S</meta:editing-duration>
    <dc:date>2024-02-06T15:53:26.162684702</dc:date>
    <meta:generator>LibreOffice/7.6.4.1$Linux_X86_64 LibreOffice_project/60$Build-1</meta:generator>
    <meta:print-date>2024-02-06T15:53:18.437931106</meta:print-date>
    <meta:printed-by>PDF files</meta:printed-by>
    <meta:document-statistic meta:table-count="1" meta:image-count="0" meta:object-count="0" meta:page-count="2" meta:paragraph-count="82" meta:word-count="524" meta:character-count="2669" meta:non-whitespace-character-count="2223"/>
    <meta:user-defined meta:name="Author">John Ametepe Agboku</meta:user-defined>
    <meta:user-defined meta:name="School">Morning Star School</meta:user-defined>
  </office:meta>
</office:document-meta>
</file>